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onomous Aerial Vehicle</text:p>
      <text:p text:style-name="P3">Oregon State University Robotics Club</text:p>
      <text:p text:style-name="P3"/>
      <text:p text:style-name="P2">Overview:<text:span text:style-name="T1"> The International Aerial Robotics Competition (IARC) Mission 6 involves constructing an indoor aerial vehicle which navigates autonomously to both find and retrieve a flash drive. The Oregon State University Team intends to construct a dual rotor helicopter to accomplish the tasks of the IARC Mission 6.</text:span></text:p>
      <text:p text:style-name="P4"/>
      <text:p text:style-name="P2">Schedule:</text:p>
      <text:p text:style-name="P4"><text:tab/>February 2011</text:p>
      <text:p text:style-name="P4"><text:tab/><text:tab/>-Stable flight platform</text:p>
      <text:p text:style-name="P4"><text:tab/>April 2011</text:p>
      <text:p text:style-name="P4"><text:tab/><text:tab/>-Localization And Mapping implementation</text:p>
      <text:p text:style-name="P4"><text:tab/><text:tab/>-Prototype flash drive pickup mechanism mounted on platform</text:p>
      <text:p text:style-name="P4"><text:tab/><text:tab/>-Computer Vision implementation</text:p>
      <text:p text:style-name="P4"><text:tab/>July 2011</text:p>
      <text:p text:style-name="P4"><text:tab/><text:tab/>-Refined competition ready system</text:p>
      <text:p text:style-name="P4"/>
      <text:p text:style-name="P2">Team Members</text:p>
      <text:p text:style-name="P4"><text:tab/>Team Lead – Daniel Miller</text:p>
      <text:p text:style-name="P4"><text:tab/>Kyle Dillon</text:p>
      <text:p text:style-name="P4"><text:tab/>Garret Clay</text:p>
      <text:p text:style-name="P4"><text:tab/>Bronson Mock</text:p>
      <text:p text:style-name="P4"><text:tab/>John Hart</text:p>
      <text:p text:style-name="P4"><text:tab/>Dylan Haney</text:p>
      <text:p text:style-name="P4"><text:tab/>Paul Ferrigno</text:p>
      <text:p text:style-name="P4"><text:tab/>Jack Yslinger</text:p>
      <text:p text:style-name="P4"><draw:frame draw:style-name="fr1" draw:name="Object2" text:anchor-type="paragraph" svg:x="0.4937in" svg:y="0.1146in" svg:width="2.5in" svg:height="2.3118in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draw:frame draw:style-name="fr1" draw:name="Object1" text:anchor-type="paragraph" svg:x="3.5681in" svg:y="0.0681in" svg:width="2.9173in" svg:height="2.6409in" draw:z-index="1"><draw:object xlink:href="./Object 2" xlink:type="simple" xlink:show="embed" xlink:actuate="onLoad"/><draw:image xlink:href="./ObjectReplacements/Object 2" xlink:type="simple" xlink:show="embed" xlink:actuate="onLoad"/><svg:desc>chart</svg:desc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</meta:initial-creator>
    <meta:creation-date>2010-11-21T20:00:11.17</meta:creation-date>
    <dc:date>2011-03-23T11:54:36</dc:date>
    <dc:creator>Daniel </dc:creator>
    <meta:editing-duration>PT00H27M47S</meta:editing-duration>
    <meta:editing-cycles>4</meta:editing-cycles>
    <meta:generator>OpenOffice.org/3.2$Linux OpenOffice.org_project/320m12$Build-9483</meta:generator>
    <meta:document-statistic meta:table-count="0" meta:image-count="0" meta:object-count="2" meta:page-count="1" meta:paragraph-count="21" meta:word-count="105" meta:character-count="74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6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Oregon State Aerial Team Costs</text:p>
          </table:table-cell>
          <table:table-cell/>
        </table:table-row>
        <table:table-row table:style-name="ro1">
          <table:table-cell office:value-type="string">
            <text:p>Part</text:p>
          </table:table-cell>
          <table:table-cell office:value-type="string">
            <text:p>Cost</text:p>
          </table:table-cell>
        </table:table-row>
        <table:table-row table:style-name="ro1">
          <table:table-cell office:value-type="string">
            <text:p>IMU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IR Sensors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Motor Servos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ensor Servos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Battery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Claw Costs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mputer Vision 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Navigation Beacons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Mechanical Assembly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Competition Entry 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2000">
            <text:p>200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1">11/21/2010</text:date>, <text:time>20:1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7.409cm" svg:height="6.707cm" xlink:href="." chart:class="chart:circle" chart:style-name="ch1">
        <chart:legend chart:legend-position="end" svg:x="3.164cm" svg:y="1.526cm" chart:style-name="ch2"/>
        <chart:plot-area chart:style-name="ch3" chart:data-source-has-labels="both" svg:x="0.148cm" svg:y="0.134cm" svg:width="2.869cm" svg:height="6.305cm">
          <chart:axis chart:dimension="x" chart:name="primary-x" chart:style-name="ch4"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IMU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IR Sensors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Motor Servos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Sensor Servos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Battery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law Costs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Computer Vision 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Navigation Beacons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Mechanical Assembly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Competition Entry 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